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ff972f" draw:marker-start-width="0.438cm" draw:marker-end-width="0.438cm" draw:fill="solid" draw:fill-color="#ff972f" draw:textarea-horizontal-align="justify" draw:textarea-vertical-align="middle" draw:auto-grow-height="false" fo:min-height="13.845cm" fo:min-width="13.947cm" fo:padding-top="0.204cm" fo:padding-bottom="0.204cm" fo:padding-left="0.329cm" fo:padding-right="0.329cm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5" style:family="graphic" style:parent-style-name="standard">
      <style:graphic-properties svg:stroke-color="#333333" draw:fill-color="#b4c7dc" draw:textarea-horizontal-align="justify" draw:textarea-vertical-align="middle" draw:auto-grow-height="false" fo:min-height="0.648cm" fo:min-width="0.398cm"/>
    </style:style>
    <style:style style:name="gr6" style:family="graphic" style:parent-style-name="objectwithoutfill">
      <style:graphic-properties svg:stroke-color="#333333" draw:marker-end="Arrowheads_20_1" draw:marker-end-width="0.3cm" draw:fill="none" draw:textarea-vertical-align="middle"/>
    </style:style>
    <style:style style:name="gr7" style:family="graphic" style:parent-style-name="objectwithoutfill">
      <style:graphic-properties svg:stroke-color="#333333" draw:marker-end="Arrowheads_20_2" draw:marker-end-width="0.3cm" draw:fill="none" draw:textarea-vertical-align="middle"/>
    </style:style>
    <style:style style:name="gr8" style:family="graphic" style:parent-style-name="standard">
      <style:graphic-properties draw:stroke="none" svg:stroke-color="#333333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stroke="none" svg:stroke-color="#333333" draw:fill="none" draw:fill-color="#ffffff" draw:textarea-horizontal-align="left" draw:auto-grow-height="true" draw:auto-grow-width="false" fo:min-height="0.636cm" fo:min-width="0cm"/>
      <style:paragraph-properties style:writing-mode="lr-tb"/>
    </style:style>
    <style:style style:name="gr10" style:family="graphic" style:parent-style-name="standard">
      <style:graphic-properties svg:stroke-width="0.106cm" svg:stroke-color="#333333" draw:marker-start-width="0.359cm" draw:marker-end-width="0.359cm" draw:fill="none" draw:textarea-horizontal-align="justify" draw:textarea-vertical-align="middle" draw:auto-grow-height="false" fo:min-height="4.724cm" fo:min-width="9.554cm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6cm" fo:min-width="0cm"/>
      <style:paragraph-properties style:writing-mode="lr-tb"/>
    </style:style>
    <style:style style:name="gr12" style:family="graphic" style:parent-style-name="standard">
      <style:graphic-properties svg:stroke-width="0.106cm" svg:stroke-color="#333333" draw:marker-start-width="0.359cm" draw:marker-end-width="0.359cm" draw:fill="none" draw:textarea-horizontal-align="justify" draw:textarea-vertical-align="middle" draw:auto-grow-height="false" fo:min-height="4.724cm" fo:min-width="8.824cm" fo:padding-top="0.178cm" fo:padding-bottom="0.178cm" fo:padding-left="0.303cm" fo:padding-right="0.303cm"/>
    </style:style>
    <style:style style:name="gr13" style:family="graphic" style:parent-style-name="standard">
      <style:graphic-properties svg:stroke-color="#333333" draw:fill-color="#d4ea6b" draw:textarea-horizontal-align="justify" draw:textarea-vertical-align="middle" draw:auto-grow-height="false" fo:min-height="0.648cm" fo:min-width="0.398cm"/>
    </style:style>
    <style:style style:name="gr14" style:family="graphic" style:parent-style-name="standard">
      <style:graphic-properties svg:stroke-width="0.159cm" svg:stroke-color="#ff972f" draw:marker-start-width="0.438cm" draw:marker-end-width="0.438cm" draw:fill="none" draw:fill-color="#ff860d" draw:textarea-horizontal-align="justify" draw:textarea-vertical-align="middle" draw:auto-grow-height="false" fo:min-height="14.515cm" fo:min-width="13.947cm" fo:padding-top="0.204cm" fo:padding-bottom="0.204cm" fo:padding-left="0.329cm" fo:padding-right="0.329cm"/>
    </style:style>
    <style:style style:name="gr15" style:family="graphic" style:parent-style-name="standard">
      <style:graphic-properties svg:stroke-color="#333333" draw:fill-color="#b4c7dc" draw:textarea-horizontal-align="justify" draw:textarea-vertical-align="middle" draw:auto-grow-height="false" fo:min-height="0.508cm" fo:min-width="0.259cm"/>
    </style:style>
    <style:style style:name="gr16" style:family="graphic" style:parent-style-name="standard">
      <style:graphic-properties svg:stroke-color="#333333" draw:fill-color="#b4c7dc" draw:textarea-horizontal-align="justify" draw:textarea-vertical-align="middle" draw:auto-grow-height="false" fo:min-height="0.508cm" fo:min-width="0.258cm"/>
    </style:style>
    <style:style style:name="gr17" style:family="graphic" style:parent-style-name="standard">
      <style:graphic-properties draw:stroke="none" svg:stroke-color="#333333" draw:fill="none" draw:fill-color="#ffffff" draw:textarea-horizontal-align="left" draw:auto-grow-height="true" draw:auto-grow-width="false" fo:min-height="1.271cm" fo:min-width="5.25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4.34cm"/>
      <style:paragraph-properties style:writing-mode="lr-tb"/>
    </style:style>
    <style:style style:name="gr19" style:family="graphic" style:parent-style-name="standard">
      <style:graphic-properties draw:stroke="none" svg:stroke-color="#333333" draw:fill="none" draw:fill-color="#ffffff" draw:textarea-horizontal-align="left" draw:auto-grow-height="true" draw:auto-grow-width="false" fo:min-height="1.041cm" fo:min-width="2.337cm"/>
      <style:paragraph-properties style:writing-mode="lr-tb"/>
    </style:style>
    <style:style style:name="gr20" style:family="graphic" style:parent-style-name="standard">
      <style:graphic-properties draw:stroke="solid" svg:stroke-width="0.035cm" svg:stroke-color="#333333" draw:marker-start-width="0.252cm" draw:marker-end-width="0.252cm" draw:fill="solid" draw:fill-color="#729fcf" draw:textarea-horizontal-align="justify" draw:textarea-vertical-align="middle" draw:auto-grow-height="false" fo:min-height="5.749cm" fo:min-width="12.801cm" fo:padding-top="0.142cm" fo:padding-bottom="0.142cm" fo:padding-left="0.267cm" fo:padding-right="0.267cm"/>
      <style:paragraph-properties style:writing-mode="lr-tb"/>
    </style:style>
    <style:style style:name="gr21" style:family="graphic" style:parent-style-name="standard">
      <style:graphic-properties draw:stroke="solid" svg:stroke-width="0.035cm" svg:stroke-color="#333333" draw:marker-start-width="0.252cm" draw:marker-end-width="0.252cm" draw:fill="solid" draw:fill-color="#5eb91e" draw:textarea-horizontal-align="justify" draw:textarea-vertical-align="middle" draw:auto-grow-height="false" fo:min-height="6.702cm" fo:min-width="4.863cm" fo:padding-top="0.142cm" fo:padding-bottom="0.142cm" fo:padding-left="0.267cm" fo:padding-right="0.267cm"/>
      <style:paragraph-properties style:writing-mode="lr-tb"/>
    </style:style>
    <style:style style:name="gr22" style:family="graphic" style:parent-style-name="standard">
      <style:graphic-properties draw:stroke="solid" svg:stroke-width="0.035cm" svg:stroke-color="#333333" draw:marker-start-width="0.252cm" draw:marker-end-width="0.252cm" draw:fill="solid" draw:fill-color="#ff3838" draw:textarea-horizontal-align="justify" draw:textarea-vertical-align="middle" draw:auto-grow-height="false" fo:min-height="6.702cm" fo:min-width="6.769cm" fo:padding-top="0.142cm" fo:padding-bottom="0.142cm" fo:padding-left="0.267cm" fo:padding-right="0.267cm"/>
      <style:paragraph-properties style:writing-mode="lr-tb"/>
    </style:style>
    <style:style style:name="gr23" style:family="graphic" style:parent-style-name="standard">
      <style:graphic-properties svg:stroke-color="#333333" draw:fill-color="#d4ea6b" draw:textarea-horizontal-align="justify" draw:textarea-vertical-align="middle" draw:auto-grow-height="false" fo:min-height="0.74cm" fo:min-width="0.49cm"/>
    </style:style>
    <style:style style:name="gr24" style:family="graphic" style:parent-style-name="standard" style:list-style-name="L1">
      <style:graphic-properties draw:stroke="solid" svg:stroke-width="0.106cm" svg:stroke-color="#729fcf" draw:marker-start-width="0.358cm" draw:marker-end-width="0.358cm" draw:fill="none" draw:fill-color="#729fcf" draw:textarea-horizontal-align="justify" draw:textarea-vertical-align="middle" draw:auto-grow-height="false" fo:min-height="5.749cm" fo:min-width="12.801cm" fo:padding-top="0.177cm" fo:padding-bottom="0.177cm" fo:padding-left="0.302cm" fo:padding-right="0.302cm"/>
      <style:paragraph-properties style:writing-mode="lr-tb"/>
    </style:style>
    <style:style style:name="gr25" style:family="graphic" style:parent-style-name="standard">
      <style:graphic-properties draw:stroke="solid" svg:stroke-width="0.106cm" svg:stroke-color="#5eb91e" draw:marker-start-width="0.358cm" draw:marker-end-width="0.358cm" draw:fill="none" draw:fill-color="#5eb91e" draw:textarea-horizontal-align="justify" draw:textarea-vertical-align="middle" draw:auto-grow-height="false" fo:min-height="6.702cm" fo:min-width="4.863cm" fo:padding-top="0.177cm" fo:padding-bottom="0.177cm" fo:padding-left="0.302cm" fo:padding-right="0.302cm"/>
      <style:paragraph-properties style:writing-mode="lr-tb"/>
    </style:style>
    <style:style style:name="gr26" style:family="graphic" style:parent-style-name="standard">
      <style:graphic-properties draw:stroke="solid" svg:stroke-width="0.106cm" svg:stroke-color="#ff5429" draw:marker-start-width="0.358cm" draw:marker-end-width="0.358cm" draw:fill="none" draw:fill-color="#ff3838" draw:textarea-horizontal-align="justify" draw:textarea-vertical-align="middle" draw:auto-grow-height="false" fo:min-height="6.702cm" fo:min-width="6.769cm" fo:padding-top="0.177cm" fo:padding-bottom="0.177cm" fo:padding-left="0.302cm" fo:padding-right="0.302cm"/>
      <style:paragraph-properties style:writing-mode="lr-tb"/>
    </style:style>
    <style:style style:name="gr27" style:family="graphic" style:parent-style-name="standard" style:list-style-name="L1">
      <style:graphic-properties draw:stroke="none" svg:stroke-color="#333333" draw:fill="none" draw:fill-color="#ffffff" draw:textarea-horizontal-align="left" draw:auto-grow-height="true" draw:auto-grow-width="false" fo:min-height="1.042cm" fo:min-width="5.255cm"/>
      <style:paragraph-properties style:writing-mode="lr-tb"/>
    </style:style>
    <style:style style:name="gr28" style:family="graphic" style:parent-style-name="standard" style:list-style-name="L1">
      <style:graphic-properties draw:stroke="none" svg:stroke-color="#333333" draw:fill="none" draw:fill-color="#ffffff" draw:textarea-horizontal-align="left" draw:auto-grow-height="true" draw:auto-grow-width="false" fo:min-height="1.423cm" fo:min-width="5.255cm"/>
      <style:paragraph-properties style:writing-mode="lr-tb"/>
    </style:style>
    <style:style style:name="gr29" style:family="graphic" style:parent-style-name="standard" style:list-style-name="L1">
      <style:graphic-properties draw:stroke="none" svg:stroke-color="#333333" draw:fill="none" draw:fill-color="#ffffff" draw:textarea-horizontal-align="left" draw:auto-grow-height="true" draw:auto-grow-width="false" fo:min-height="1.271cm" fo:min-width="5.255cm"/>
      <style:paragraph-properties style:writing-mode="lr-tb"/>
    </style:style>
    <style:style style:name="gr30" style:family="graphic" style:parent-style-name="standard">
      <style:graphic-properties svg:stroke-color="#333333" draw:textarea-horizontal-align="justify" draw:textarea-vertical-align="middle" draw:auto-grow-height="false" fo:min-height="1.337cm" fo:min-width="3.627cm"/>
      <style:paragraph-properties style:writing-mode="lr-tb"/>
    </style:style>
    <style:style style:name="gr31" style:family="graphic" style:parent-style-name="standard">
      <style:graphic-properties svg:stroke-color="#333333" draw:fill-color="#81d41a" draw:textarea-horizontal-align="justify" draw:textarea-vertical-align="middle" draw:auto-grow-height="false" fo:min-height="1.973cm" fo:min-width="4.263cm"/>
      <style:paragraph-properties style:writing-mode="lr-tb"/>
    </style:style>
    <style:style style:name="gr32" style:family="graphic" style:parent-style-name="standard">
      <style:graphic-properties svg:stroke-color="#333333" draw:fill-color="#ff4000" draw:textarea-horizontal-align="justify" draw:textarea-vertical-align="middle" draw:auto-grow-height="false" fo:min-height="1.02cm" fo:min-width="6.167cm"/>
      <style:paragraph-properties style:writing-mode="lr-tb"/>
    </style:style>
    <style:style style:name="gr33" style:family="graphic" style:parent-style-name="standard">
      <style:graphic-properties svg:stroke-color="#333333" draw:fill-color="#ff4000" draw:textarea-horizontal-align="justify" draw:textarea-vertical-align="middle" draw:auto-grow-height="false" fo:min-height="3.242cm" fo:min-width="2.675cm"/>
      <style:paragraph-properties style:writing-mode="lr-tb"/>
    </style:style>
    <style:style style:name="gr34" style:family="graphic" style:parent-style-name="standard">
      <style:graphic-properties svg:stroke-color="#333333" draw:textarea-horizontal-align="justify" draw:textarea-vertical-align="middle" draw:auto-grow-height="false" fo:min-height="1.337cm" fo:min-width="3.309cm"/>
      <style:paragraph-properties style:writing-mode="lr-tb"/>
    </style:style>
    <style:style style:name="P1" style:family="paragraph">
      <loext:graphic-properties draw:fill="solid" draw:fill-color="#ff972f"/>
      <style:paragraph-properties fo:text-align="center"/>
      <style:text-properties style:font-name="FreeMono" fo:font-weight="bold"/>
    </style:style>
    <style:style style:name="P2" style:family="paragraph">
      <style:paragraph-properties fo:text-align="center"/>
      <style:text-properties fo:font-weight="bold"/>
    </style:style>
    <style:style style:name="P3" style:family="paragraph">
      <style:text-properties style:font-name="FreeMono" fo:font-weight="bold"/>
    </style:style>
    <style:style style:name="P4" style:family="paragraph">
      <loext:graphic-properties draw:fill="none" draw:fill-color="#ffffff"/>
      <style:text-properties style:font-name="FreeMono" fo:font-weight="bold"/>
    </style:style>
    <style:style style:name="P5" style:family="paragraph">
      <loext:graphic-properties draw:fill-color="#b4c7dc"/>
      <style:paragraph-properties fo:text-align="center"/>
      <style:text-properties style:font-name="FreeMono" fo:font-weight="bold"/>
    </style:style>
    <style:style style:name="P6" style:family="paragraph">
      <loext:graphic-properties draw:fill="none"/>
      <style:paragraph-properties fo:text-align="center"/>
      <style:text-properties style:font-name="FreeMono" fo:font-weight="bold"/>
    </style:style>
    <style:style style:name="P7" style:family="paragraph">
      <loext:graphic-properties draw:fill="none"/>
      <style:paragraph-properties fo:text-align="center"/>
      <style:text-properties fo:font-weight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style:font-name="FreeMono" fo:font-size="14pt" fo:font-weight="bold" style:font-size-asian="14pt" style:font-size-complex="14pt"/>
    </style:style>
    <style:style style:name="P10" style:family="paragraph">
      <loext:graphic-properties draw:fill="none" draw:fill-color="#ffffff"/>
      <style:text-properties style:font-name="FreeMono" fo:font-size="14pt" fo:font-weight="bold" style:font-size-asian="14pt" style:font-size-complex="14pt"/>
    </style:style>
    <style:style style:name="P11" style:family="paragraph">
      <loext:graphic-properties draw:fill-color="#d4ea6b"/>
      <style:paragraph-properties fo:text-align="center"/>
      <style:text-properties style:font-name="FreeMono" fo:font-weight="bold"/>
    </style:style>
    <style:style style:name="P12" style:family="paragraph">
      <loext:graphic-properties draw:fill="none" draw:fill-color="#ff860d"/>
      <style:paragraph-properties fo:text-align="center"/>
      <style:text-properties style:font-name="FreeMono" fo:font-weight="bold"/>
    </style:style>
    <style:style style:name="P13" style:family="paragraph">
      <style:paragraph-properties fo:text-align="center"/>
      <style:text-properties style:font-name="FreeMono" fo:font-weight="bold"/>
    </style:style>
    <style:style style:name="P14" style:family="paragraph">
      <loext:graphic-properties draw:fill="solid" draw:fill-color="#729fcf"/>
      <style:paragraph-properties fo:text-align="center"/>
      <style:text-properties style:font-name="FreeMono" fo:font-weight="bold"/>
    </style:style>
    <style:style style:name="P15" style:family="paragraph">
      <loext:graphic-properties draw:fill="solid" draw:fill-color="#5eb91e"/>
      <style:paragraph-properties fo:text-align="center"/>
      <style:text-properties style:font-name="FreeMono" fo:font-weight="bold"/>
    </style:style>
    <style:style style:name="P16" style:family="paragraph">
      <loext:graphic-properties draw:fill="solid" draw:fill-color="#ff3838"/>
      <style:paragraph-properties fo:text-align="center"/>
      <style:text-properties style:font-name="FreeMono" fo:font-weight="bold"/>
    </style:style>
    <style:style style:name="P17" style:family="paragraph">
      <style:paragraph-properties fo:margin-left="0cm" fo:margin-right="0cm" fo:margin-top="0cm" fo:margin-bottom="0cm" fo:line-height="100%" fo:text-indent="0cm"/>
      <style:text-properties style:font-name="FreeMono" fo:font-size="14pt" fo:font-weight="bold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font-name="FreeMono" fo:font-size="14pt" fo:font-weight="bold"/>
    </style:style>
    <style:style style:name="P21" style:family="paragraph">
      <loext:graphic-properties draw:fill="none" draw:fill-color="#5eb91e"/>
      <style:paragraph-properties fo:text-align="center"/>
      <style:text-properties style:font-name="FreeMono" fo:font-weight="bold"/>
    </style:style>
    <style:style style:name="P22" style:family="paragraph">
      <loext:graphic-properties draw:fill="none" draw:fill-color="#ff3838"/>
      <style:paragraph-properties fo:text-align="center"/>
      <style:text-properties style:font-name="FreeMono" fo:font-weight="bold"/>
    </style:style>
    <style:style style:name="P23" style:family="paragraph">
      <style:paragraph-properties fo:margin-left="0cm" fo:margin-right="0cm" fo:margin-top="0cm" fo:margin-bottom="0cm" fo:line-height="100%" fo:text-align="center" fo:text-indent="0cm"/>
      <style:text-properties style:font-name="FreeMono" fo:font-size="14pt" fo:font-weight="bold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FreeMono" fo:font-size="14pt" fo:font-weight="bold"/>
    </style:style>
    <style:style style:name="P25" style:family="paragraph">
      <style:paragraph-properties fo:margin-left="0cm" fo:margin-right="0cm" fo:margin-top="0cm" fo:margin-bottom="0cm" fo:line-height="100%" fo:text-align="center" fo:text-indent="0cm"/>
      <style:text-properties style:font-name="FreeMono" fo:font-size="14pt" fo:font-weight="bold" style:font-size-asian="14pt" style:font-weight-asian="bold" style:font-size-complex="14pt" style:font-weight-complex="bold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FreeMono" fo:font-size="14pt" fo:font-weight="bold" style:font-size-asian="14pt" style:font-weight-asian="bold" style:font-size-complex="14pt" style:font-weight-complex="bold"/>
    </style:style>
    <style:style style:name="P27" style:family="paragraph">
      <style:paragraph-properties fo:margin-left="0cm" fo:margin-right="0cm" fo:margin-top="0cm" fo:margin-bottom="0cm" fo:line-height="100%" fo:text-align="center" fo:text-indent="0cm"/>
      <style:text-properties style:font-name="FreeMono" fo:font-size="14pt" fo:font-weight="bold" style:font-size-asian="14pt" style:font-weight-asian="normal" style:font-size-complex="14pt" style:font-weight-complex="normal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FreeMono" fo:font-size="14pt" fo:font-weight="bold" style:font-size-asian="14pt" style:font-weight-asian="normal" style:font-size-complex="14pt" style:font-weight-complex="normal"/>
    </style:style>
    <style:style style:name="P29" style:family="paragraph">
      <style:paragraph-properties fo:text-align="center"/>
      <style:text-properties style:font-name="FreeMono" fo:font-size="14pt" fo:font-weight="bold"/>
    </style:style>
    <style:style style:name="P30" style:family="paragraph">
      <loext:graphic-properties draw:fill-color="#81d41a"/>
      <style:paragraph-properties fo:text-align="center"/>
      <style:text-properties style:font-name="FreeMono" fo:font-weight="bold"/>
    </style:style>
    <style:style style:name="P31" style:family="paragraph">
      <style:paragraph-properties fo:text-align="center"/>
      <style:text-properties style:font-name="FreeMono" fo:font-size="14pt" fo:font-weight="bold" style:font-size-asian="14pt" style:font-size-complex="14pt"/>
    </style:style>
    <style:style style:name="P32" style:family="paragraph">
      <loext:graphic-properties draw:fill-color="#ff4000"/>
      <style:paragraph-properties fo:text-align="center"/>
      <style:text-properties style:font-name="FreeMono" fo:font-size="14pt" fo:font-weight="bold" style:font-size-asian="14pt" style:font-size-complex="14pt"/>
    </style:style>
    <style:style style:name="P33" style:family="paragraph">
      <style:paragraph-properties fo:text-align="center"/>
      <style:text-properties style:font-name="FreeMono" fo:font-size="18pt" fo:font-weight="bold" style:font-size-asian="18pt" style:font-size-complex="18pt"/>
    </style:style>
    <style:style style:name="P34" style:family="paragraph">
      <loext:graphic-properties draw:fill-color="#ff4000"/>
      <style:paragraph-properties fo:text-align="center"/>
      <style:text-properties style:font-name="FreeMono" fo:font-size="18pt" fo:font-weight="bold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font-name="FreeMono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4pt" style:font-size-asian="14pt" style:font-weight-asian="normal" style:font-size-complex="14pt" style:font-weight-complex="normal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605cm" svg:height="14.253cm" svg:x="3.652cm" svg:y="4.5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1.517cm" svg:y="23.3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217cm" svg:height="0.886cm" svg:x="2.905cm" svg:y="23.498cm">
          <draw:text-box>
            <text:p text:style-name="P3">Computer System</text:p>
          </draw:text-box>
        </draw:frame>
        <draw:custom-shape draw:style-name="gr4" draw:text-style-name="P2" draw:layer="layout" svg:width="1.27cm" svg:height="1.27cm" svg:x="1.517cm" svg:y="24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026cm" svg:height="0.886cm" svg:x="2.824cm" svg:y="25.195cm">
          <draw:text-box>
            <text:p text:style-name="P3">User</text:p>
          </draw:text-box>
        </draw:frame>
        <draw:custom-shape draw:style-name="gr5" draw:text-style-name="P5" draw:layer="layout" svg:width="1.27cm" svg:height="1.27cm" svg:x="4.461cm" svg:y="1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5.096cm" svg:y1="3.257cm" svg:x2="5.096cm" svg:y2="4.527cm">
          <text:p/>
        </draw:line>
        <draw:custom-shape draw:style-name="gr5" draw:text-style-name="P5" draw:layer="layout" svg:width="1.27cm" svg:height="1.27cm" svg:x="5.962cm" svg:y="1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6.597cm" svg:y1="3.257cm" svg:x2="6.597cm" svg:y2="4.527cm">
          <text:p/>
        </draw:line>
        <draw:custom-shape draw:style-name="gr5" draw:text-style-name="P5" draw:layer="layout" svg:width="1.27cm" svg:height="1.27cm" svg:x="7.462cm" svg:y="1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8.097cm" svg:y1="3.257cm" svg:x2="8.097cm" svg:y2="4.527cm">
          <text:p/>
        </draw:line>
        <draw:line draw:style-name="gr7" draw:text-style-name="P6" draw:layer="layout" svg:x1="15.605cm" svg:y1="19.732cm" svg:x2="15.605cm" svg:y2="18.78cm">
          <text:p/>
        </draw:line>
        <draw:frame draw:style-name="gr8" draw:text-style-name="P4" draw:layer="layout" svg:width="5.836cm" svg:height="0.886cm" svg:x="8.302cm" svg:y="10.274cm">
          <draw:text-box>
            <text:p text:style-name="P3">90sNet Project</text:p>
          </draw:text-box>
        </draw:frame>
        <draw:frame draw:style-name="gr3" draw:text-style-name="P4" draw:layer="layout" svg:width="4.693cm" svg:height="0.886cm" svg:x="4.287cm" svg:y="1.101cm">
          <draw:text-box>
            <text:p text:style-name="P3">Competitors</text:p>
          </draw:text-box>
        </draw:frame>
        <draw:frame draw:style-name="gr9" draw:text-style-name="P4" draw:layer="layout" svg:width="2.407cm" svg:height="0.886cm" svg:x="12.563cm" svg:y="19.499cm">
          <draw:text-box>
            <text:p text:style-name="P3">Admin</text:p>
          </draw:text-box>
        </draw:frame>
        <draw:line draw:style-name="gr7" draw:text-style-name="P7" draw:layer="layout" svg:x1="2.787cm" svg:y1="22.42cm" svg:x2="1.517cm" svg:y2="22.42cm">
          <text:p/>
        </draw:line>
        <draw:frame draw:style-name="gr3" draw:text-style-name="P4" draw:layer="layout" svg:width="7.36cm" svg:height="0.886cm" svg:x="2.924cm" svg:y="21.993cm">
          <draw:text-box>
            <text:p text:style-name="P3">Network connection</text:p>
          </draw:text-box>
        </draw:frame>
        <draw:custom-shape draw:style-name="gr10" draw:text-style-name="P8" draw:layer="layout" svg:width="10.16cm" svg:height="5.08cm" svg:x="1cm" svg:y="21.702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9.488cm" svg:height="5.201cm" svg:x="11.102cm" svg:y="21.704cm">
          <draw:text-box>
            <text:p text:style-name="P9"><text:span text:style-name="T1">Name: </text:span><text:span text:style-name="T2">90sNet</text:span></text:p>
            <text:p text:style-name="P9"><text:span text:style-name="T1">Goal: </text:span><text:span text:style-name="T3">Create a virtual network representing that of UC’s main campus network from the 1990s to be used for cyber security exercises</text:span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9"><text:span text:style-name="T3">Josh Hale &amp; Chad Lape</text:span></text:p>
          </draw:text-box>
        </draw:frame>
        <draw:custom-shape draw:style-name="gr12" draw:text-style-name="P8" draw:layer="layout" svg:width="9.43cm" svg:height="5.08cm" svg:x="11.16cm" svg:y="21.7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14.97cm" svg:y="19.3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14" draw:text-style-name="P12" draw:layer="layout" svg:width="14.605cm" svg:height="14.923cm" svg:x="3.375cm" svg:y="4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1.071cm" svg:height="1.072cm" svg:x="4.612cm" svg:y="2.0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6" draw:layer="layout" svg:x1="5.148cm" svg:y1="3.121cm" svg:x2="5.148cm" svg:y2="4.728cm">
          <text:p/>
        </draw:line>
        <draw:custom-shape draw:style-name="gr16" draw:text-style-name="P5" draw:layer="layout" svg:width="1.072cm" svg:height="1.072cm" svg:x="5.878cm" svg:y="2.0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6" draw:layer="layout" svg:x1="6.414cm" svg:y1="3.121cm" svg:x2="6.414cm" svg:y2="4.728cm">
          <text:p/>
        </draw:line>
        <draw:custom-shape draw:style-name="gr15" draw:text-style-name="P5" draw:layer="layout" svg:width="1.071cm" svg:height="1.072cm" svg:x="7.144cm" svg:y="2.0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6" draw:layer="layout" svg:x1="7.679cm" svg:y1="3.121cm" svg:x2="7.679cm" svg:y2="4.728cm">
          <text:p/>
        </draw:line>
        <draw:custom-shape draw:style-name="gr13" draw:text-style-name="P11" draw:layer="layout" svg:width="1.27cm" svg:height="1.27cm" svg:x="14.152cm" svg:y="19.53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7" draw:text-style-name="P4" draw:layer="layout" svg:width="6.033cm" svg:height="1.521cm" svg:x="11.947cm" svg:y="3.128cm">
          <draw:text-box>
            <text:p text:style-name="P3">90sNet Project</text:p>
          </draw:text-box>
        </draw:frame>
        <draw:frame draw:style-name="gr18" draw:text-style-name="P4" draw:layer="layout" svg:width="4.866cm" svg:height="1.673cm" svg:x="3.942cm" svg:y="1.17cm">
          <draw:text-box>
            <text:p text:style-name="P3">Competitors</text:p>
          </draw:text-box>
        </draw:frame>
        <draw:frame draw:style-name="gr19" draw:text-style-name="P4" draw:layer="layout" svg:width="2.54cm" svg:height="1.291cm" svg:x="11.477cm" svg:y="19.732cm">
          <draw:text-box>
            <text:p text:style-name="P3">Admin</text:p>
          </draw:text-box>
        </draw:frame>
        <draw:custom-shape draw:style-name="gr20" draw:text-style-name="P14" draw:layer="layout" svg:width="13.335cm" svg:height="6.033cm" svg:x="4.01cm" svg:y="4.715cm">
          <text:p text:style-name="P13">Virtual Netw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5.397cm" svg:height="6.986cm" svg:x="11.948cm" svg:y="11.382cm">
          <text:p text:style-name="P13">Admin Control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7.303cm" svg:height="6.986cm" svg:x="4.01cm" svg:y="11.382cm">
          <text:p text:style-name="P13">Automated System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6" draw:layer="layout" svg:x1="11.948cm" svg:y1="14.24cm" svg:x2="11.313cm" svg:y2="14.24cm">
          <text:p/>
        </draw:line>
        <draw:line draw:style-name="gr7" draw:text-style-name="P6" draw:layer="layout" svg:x1="8.455cm" svg:y1="11.383cm" svg:x2="8.455cm" svg:y2="10.748cm">
          <text:p/>
        </draw:line>
        <draw:line draw:style-name="gr7" draw:text-style-name="P6" draw:layer="layout" svg:x1="14.488cm" svg:y1="11.383cm" svg:x2="14.488cm" svg:y2="10.748cm">
          <text:p/>
        </draw:line>
        <draw:line draw:style-name="gr7" draw:text-style-name="P6" draw:layer="layout" svg:x1="6.968cm" svg:y1="10.813cm" svg:x2="6.968cm" svg:y2="11.448cm">
          <text:p/>
        </draw:line>
        <draw:line draw:style-name="gr7" draw:text-style-name="P6" draw:layer="layout" svg:x1="15.44cm" svg:y1="10.748cm" svg:x2="15.44cm" svg:y2="11.383cm">
          <text:p/>
        </draw:line>
        <draw:line draw:style-name="gr7" draw:text-style-name="P6" draw:layer="layout" svg:x1="11.313cm" svg:y1="15.193cm" svg:x2="11.948cm" svg:y2="15.193cm">
          <text:p/>
        </draw:line>
        <draw:custom-shape draw:style-name="gr2" draw:text-style-name="P2" draw:layer="layout" svg:width="1.27cm" svg:height="1.27cm" svg:x="1.517cm" svg:y="23.39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217cm" svg:height="0.886cm" svg:x="2.905cm" svg:y="23.499cm">
          <draw:text-box>
            <text:p text:style-name="P3">Computer System</text:p>
          </draw:text-box>
        </draw:frame>
        <draw:custom-shape draw:style-name="gr4" draw:text-style-name="P2" draw:layer="layout" svg:width="1.27cm" svg:height="1.27cm" svg:x="1.517cm" svg:y="24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026cm" svg:height="0.886cm" svg:x="2.824cm" svg:y="25.196cm">
          <draw:text-box>
            <text:p text:style-name="P3">User</text:p>
          </draw:text-box>
        </draw:frame>
        <draw:line draw:style-name="gr7" draw:text-style-name="P7" draw:layer="layout" svg:x1="2.787cm" svg:y1="22.421cm" svg:x2="1.517cm" svg:y2="22.421cm">
          <text:p/>
        </draw:line>
        <draw:frame draw:style-name="gr3" draw:text-style-name="P4" draw:layer="layout" svg:width="7.36cm" svg:height="0.886cm" svg:x="2.924cm" svg:y="21.994cm">
          <draw:text-box>
            <text:p text:style-name="P3">Network connection</text:p>
          </draw:text-box>
        </draw:frame>
        <draw:custom-shape draw:style-name="gr10" draw:text-style-name="P8" draw:layer="layout" svg:width="10.16cm" svg:height="5.08cm" svg:x="1cm" svg:y="21.703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9.488cm" svg:height="3.221cm" svg:x="11.102cm" svg:y="21.705cm">
          <draw:text-box>
            <text:p text:style-name="P9"><text:span text:style-name="T1">Name: </text:span><text:span text:style-name="T2">90sNet</text:span></text:p>
            <text:p text:style-name="P9"><text:span text:style-name="T1">Goal: </text:span><text:span text:style-name="T3">Create a virtual network representing that of UC’s main campus network from the 1990s to be used for cyber security exercises</text:span></text:p>
          </draw:text-box>
        </draw:frame>
        <draw:custom-shape draw:style-name="gr12" draw:text-style-name="P8" draw:layer="layout" svg:width="9.43cm" svg:height="5.08cm" svg:x="11.16cm" svg:y="21.7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.517cm" svg:y="23.39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217cm" svg:height="0.886cm" svg:x="2.905cm" svg:y="23.499cm">
          <draw:text-box>
            <text:p text:style-name="P3">Computer System</text:p>
          </draw:text-box>
        </draw:frame>
        <draw:custom-shape draw:style-name="gr4" draw:text-style-name="P2" draw:layer="layout" svg:width="1.27cm" svg:height="1.27cm" svg:x="1.517cm" svg:y="24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026cm" svg:height="0.886cm" svg:x="2.824cm" svg:y="25.196cm">
          <draw:text-box>
            <text:p text:style-name="P3">User</text:p>
          </draw:text-box>
        </draw:frame>
        <draw:line draw:style-name="gr7" draw:text-style-name="P7" draw:layer="layout" svg:x1="2.787cm" svg:y1="22.421cm" svg:x2="1.517cm" svg:y2="22.421cm">
          <text:p/>
        </draw:line>
        <draw:frame draw:style-name="gr3" draw:text-style-name="P4" draw:layer="layout" svg:width="7.36cm" svg:height="0.886cm" svg:x="2.924cm" svg:y="21.994cm">
          <draw:text-box>
            <text:p text:style-name="P3">Network connection</text:p>
          </draw:text-box>
        </draw:frame>
        <draw:custom-shape draw:style-name="gr10" draw:text-style-name="P8" draw:layer="layout" svg:width="10.16cm" svg:height="5.08cm" svg:x="1cm" svg:y="21.703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9.488cm" svg:height="3.221cm" svg:x="11.102cm" svg:y="21.705cm">
          <draw:text-box>
            <text:p text:style-name="P9"><text:span text:style-name="T1">Name: </text:span><text:span text:style-name="T3">90sNet</text:span></text:p>
            <text:p text:style-name="P9"><text:span text:style-name="T1">Goal: </text:span><text:span text:style-name="T3">Create a virtual network representing that of UC’s main campus network from the 1990s to be used for cyber security exercises</text:span></text:p>
          </draw:text-box>
        </draw:frame>
        <draw:custom-shape draw:style-name="gr12" draw:text-style-name="P8" draw:layer="layout" svg:width="9.43cm" svg:height="5.08cm" svg:x="11.16cm" svg:y="21.7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.517cm" svg:y="23.39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217cm" svg:height="0.886cm" svg:x="2.905cm" svg:y="23.499cm">
          <draw:text-box>
            <text:p text:style-name="P3">Computer System</text:p>
          </draw:text-box>
        </draw:frame>
        <draw:custom-shape draw:style-name="gr4" draw:text-style-name="P2" draw:layer="layout" svg:width="1.27cm" svg:height="1.27cm" svg:x="1.517cm" svg:y="24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026cm" svg:height="0.886cm" svg:x="2.824cm" svg:y="25.196cm">
          <draw:text-box>
            <text:p text:style-name="P3">User</text:p>
          </draw:text-box>
        </draw:frame>
        <draw:line draw:style-name="gr7" draw:text-style-name="P7" draw:layer="layout" svg:x1="2.787cm" svg:y1="22.421cm" svg:x2="1.517cm" svg:y2="22.421cm">
          <text:p/>
        </draw:line>
        <draw:frame draw:style-name="gr3" draw:text-style-name="P4" draw:layer="layout" svg:width="7.36cm" svg:height="0.886cm" svg:x="2.924cm" svg:y="21.994cm">
          <draw:text-box>
            <text:p text:style-name="P3">Network connection</text:p>
          </draw:text-box>
        </draw:frame>
        <draw:custom-shape draw:style-name="gr10" draw:text-style-name="P8" draw:layer="layout" svg:width="10.16cm" svg:height="5.08cm" svg:x="1cm" svg:y="21.703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9.488cm" svg:height="3.221cm" svg:x="11.102cm" svg:y="21.705cm">
          <draw:text-box>
            <text:p text:style-name="P9"><text:span text:style-name="T1">Name: </text:span><text:span text:style-name="T3">90sNet</text:span></text:p>
            <text:p text:style-name="P9"><text:span text:style-name="T1">Goal: </text:span><text:span text:style-name="T3">Create a virtual network representing that of UC’s main campus network from the 1990s to be used for cyber security exercises</text:span></text:p>
          </draw:text-box>
        </draw:frame>
        <draw:custom-shape draw:style-name="gr12" draw:text-style-name="P8" draw:layer="layout" svg:width="9.43cm" svg:height="5.08cm" svg:x="11.16cm" svg:y="21.7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.517cm" svg:y="23.39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217cm" svg:height="0.886cm" svg:x="2.905cm" svg:y="23.499cm">
          <draw:text-box>
            <text:p text:style-name="P3">Computer System</text:p>
          </draw:text-box>
        </draw:frame>
        <draw:custom-shape draw:style-name="gr4" draw:text-style-name="P2" draw:layer="layout" svg:width="1.27cm" svg:height="1.27cm" svg:x="1.517cm" svg:y="24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026cm" svg:height="0.886cm" svg:x="2.824cm" svg:y="25.196cm">
          <draw:text-box>
            <text:p text:style-name="P3">User</text:p>
          </draw:text-box>
        </draw:frame>
        <draw:line draw:style-name="gr7" draw:text-style-name="P7" draw:layer="layout" svg:x1="2.787cm" svg:y1="22.421cm" svg:x2="1.517cm" svg:y2="22.421cm">
          <text:p/>
        </draw:line>
        <draw:frame draw:style-name="gr3" draw:text-style-name="P4" draw:layer="layout" svg:width="7.36cm" svg:height="0.886cm" svg:x="2.924cm" svg:y="21.994cm">
          <draw:text-box>
            <text:p text:style-name="P3">Network connection</text:p>
          </draw:text-box>
        </draw:frame>
        <draw:custom-shape draw:style-name="gr10" draw:text-style-name="P8" draw:layer="layout" svg:width="10.16cm" svg:height="5.08cm" svg:x="1cm" svg:y="21.703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9.488cm" svg:height="3.221cm" svg:x="11.102cm" svg:y="21.705cm">
          <draw:text-box>
            <text:p text:style-name="P9"><text:span text:style-name="T1">Name: </text:span><text:span text:style-name="T3">90sNet</text:span></text:p>
            <text:p text:style-name="P9"><text:span text:style-name="T1">Goal: </text:span><text:span text:style-name="T3">Create a virtual network representing that of UC’s main campus network from the 1990s to be used for cyber security exercises</text:span></text:p>
          </draw:text-box>
        </draw:frame>
        <draw:custom-shape draw:style-name="gr12" draw:text-style-name="P8" draw:layer="layout" svg:width="9.43cm" svg:height="5.08cm" svg:x="11.16cm" svg:y="21.7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.517cm" svg:y="23.39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217cm" svg:height="0.886cm" svg:x="2.905cm" svg:y="23.499cm">
          <draw:text-box>
            <text:p text:style-name="P3">Computer System</text:p>
          </draw:text-box>
        </draw:frame>
        <draw:custom-shape draw:style-name="gr4" draw:text-style-name="P2" draw:layer="layout" svg:width="1.27cm" svg:height="1.27cm" svg:x="1.517cm" svg:y="24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026cm" svg:height="0.886cm" svg:x="2.824cm" svg:y="25.196cm">
          <draw:text-box>
            <text:p text:style-name="P3">User</text:p>
          </draw:text-box>
        </draw:frame>
        <draw:line draw:style-name="gr7" draw:text-style-name="P7" draw:layer="layout" svg:x1="2.787cm" svg:y1="22.421cm" svg:x2="1.517cm" svg:y2="22.421cm">
          <text:p/>
        </draw:line>
        <draw:frame draw:style-name="gr3" draw:text-style-name="P4" draw:layer="layout" svg:width="7.36cm" svg:height="0.886cm" svg:x="2.924cm" svg:y="21.994cm">
          <draw:text-box>
            <text:p text:style-name="P3">Network connection</text:p>
          </draw:text-box>
        </draw:frame>
        <draw:custom-shape draw:style-name="gr10" draw:text-style-name="P8" draw:layer="layout" svg:width="10.16cm" svg:height="5.08cm" svg:x="1cm" svg:y="21.703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9.488cm" svg:height="5.201cm" svg:x="11.102cm" svg:y="21.705cm">
          <draw:text-box>
            <text:p text:style-name="P9"><text:span text:style-name="T1">Name: </text:span><text:span text:style-name="T3">90sNet</text:span></text:p>
            <text:p text:style-name="P9"><text:span text:style-name="T1">Goal: </text:span><text:span text:style-name="T3">Create a virtual network representing that of UC’s main campus network from the 1990s to be used for cyber security exercises</text:span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17"><text:span text:style-name="T4">Josh Hale &amp; Chad Lape</text:span></text:p>
          </draw:text-box>
        </draw:frame>
        <draw:custom-shape draw:style-name="gr12" draw:text-style-name="P8" draw:layer="layout" svg:width="9.43cm" svg:height="5.08cm" svg:x="11.16cm" svg:y="21.702cm">
          <text:p/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4.787cm" svg:y1="19.532cm" svg:x2="14.787cm" svg:y2="18.262cm">
          <text:p/>
        </draw:line>
      </draw:page>
      <draw:page draw:name="page3" draw:style-name="dp1" draw:master-page-name="Default">
        <draw:custom-shape draw:style-name="gr14" draw:text-style-name="P12" draw:layer="layout" svg:width="14.605cm" svg:height="14.923cm" svg:x="3.152cm" svg:y="3.8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1" draw:layer="layout" svg:width="1.4cm" svg:height="1.4cm" svg:x="14.017cm" svg:y="19.4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6" draw:layer="layout" svg:x1="14.652cm" svg:y1="19.415cm" svg:x2="14.652cm" svg:y2="18.145cm">
          <text:p/>
        </draw:line>
        <draw:frame draw:style-name="gr17" draw:text-style-name="P4" draw:layer="layout" svg:width="6.35cm" svg:height="1.521cm" svg:x="12.042cm" svg:y="2.853cm">
          <draw:text-box>
            <text:p text:style-name="P3">90sNet Project</text:p>
          </draw:text-box>
        </draw:frame>
        <draw:frame draw:style-name="gr19" draw:text-style-name="P4" draw:layer="layout" svg:width="2.54cm" svg:height="1.291cm" svg:x="11.695cm" svg:y="19.611cm">
          <draw:text-box>
            <text:p text:style-name="P3">Admin</text:p>
          </draw:text-box>
        </draw:frame>
        <draw:custom-shape draw:style-name="gr24" draw:text-style-name="P20" draw:layer="layout" svg:width="13.335cm" svg:height="6.033cm" svg:x="3.787cm" svg:y="4.462cm">
          <text:p text:style-name="P18">Virtual Network</text:p>
          <text:p text:style-name="P1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1" draw:layer="layout" svg:width="5.397cm" svg:height="6.986cm" svg:x="11.725cm" svg:y="11.129cm">
          <text:p text:style-name="P19">Admin Control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2" draw:layer="layout" svg:width="7.303cm" svg:height="6.986cm" svg:x="3.787cm" svg:y="11.129cm">
          <text:p text:style-name="P19">Automated System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6" draw:layer="layout" svg:x1="11.725cm" svg:y1="13.987cm" svg:x2="11.09cm" svg:y2="13.987cm">
          <text:p/>
        </draw:line>
        <draw:line draw:style-name="gr7" draw:text-style-name="P6" draw:layer="layout" svg:x1="8.232cm" svg:y1="11.13cm" svg:x2="8.232cm" svg:y2="10.495cm">
          <text:p/>
        </draw:line>
        <draw:line draw:style-name="gr7" draw:text-style-name="P6" draw:layer="layout" svg:x1="14.265cm" svg:y1="11.13cm" svg:x2="14.265cm" svg:y2="10.495cm">
          <text:p/>
        </draw:line>
        <draw:line draw:style-name="gr7" draw:text-style-name="P6" draw:layer="layout" svg:x1="6.745cm" svg:y1="10.56cm" svg:x2="6.745cm" svg:y2="11.195cm">
          <text:p/>
        </draw:line>
        <draw:line draw:style-name="gr7" draw:text-style-name="P6" draw:layer="layout" svg:x1="15.217cm" svg:y1="10.495cm" svg:x2="15.217cm" svg:y2="11.13cm">
          <text:p/>
        </draw:line>
        <draw:frame draw:style-name="gr27" draw:text-style-name="P24" draw:layer="layout" svg:width="5.08cm" svg:height="1.292cm" svg:x="12.26cm" svg:y="4.462cm">
          <draw:text-box>
            <text:p text:style-name="P23">Virtual Network</text:p>
          </draw:text-box>
        </draw:frame>
        <draw:frame draw:style-name="gr28" draw:text-style-name="P26" draw:layer="layout" svg:width="6.985cm" svg:height="1.673cm" svg:x="3.787cm" svg:y="17.34cm">
          <draw:text-box>
            <text:p text:style-name="P25"><text:span text:style-name="T2">Automated </text:span><text:span text:style-name="T2">Systems</text:span></text:p>
          </draw:text-box>
        </draw:frame>
        <draw:frame draw:style-name="gr29" draw:text-style-name="P28" draw:layer="layout" svg:width="6.032cm" svg:height="1.521cm" svg:x="11.625cm" svg:y="17.44cm">
          <draw:text-box>
            <text:p text:style-name="P27"><text:span text:style-name="T5">Admin Controls</text:span></text:p>
          </draw:text-box>
        </draw:frame>
        <draw:custom-shape draw:style-name="gr30" draw:text-style-name="P29" draw:layer="layout" svg:width="4.127cm" svg:height="1.587cm" svg:x="4.105cm" svg:y="4.78cm">
          <text:p text:style-name="P29">Proxy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.071cm" svg:height="1.072cm" svg:x="4.389cm" svg:y="2.0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6" draw:layer="layout" svg:x1="4.925cm" svg:y1="3.168cm" svg:x2="4.925cm" svg:y2="4.775cm">
          <text:p/>
        </draw:line>
        <draw:custom-shape draw:style-name="gr16" draw:text-style-name="P5" draw:layer="layout" svg:width="1.072cm" svg:height="1.072cm" svg:x="5.655cm" svg:y="2.0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6" draw:layer="layout" svg:x1="6.191cm" svg:y1="3.168cm" svg:x2="6.191cm" svg:y2="4.775cm">
          <text:p/>
        </draw:line>
        <draw:custom-shape draw:style-name="gr15" draw:text-style-name="P5" draw:layer="layout" svg:width="1.071cm" svg:height="1.072cm" svg:x="6.921cm" svg:y="2.0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6" draw:layer="layout" svg:x1="7.456cm" svg:y1="3.168cm" svg:x2="7.456cm" svg:y2="4.775cm">
          <text:p/>
        </draw:line>
        <draw:frame draw:style-name="gr18" draw:text-style-name="P4" draw:layer="layout" svg:width="5.183cm" svg:height="1.673cm" svg:x="3.819cm" svg:y="1.217cm">
          <draw:text-box>
            <text:p text:style-name="P3">Competitors</text:p>
          </draw:text-box>
        </draw:frame>
        <draw:custom-shape draw:style-name="gr31" draw:text-style-name="P30" draw:layer="layout" svg:width="4.763cm" svg:height="2.223cm" svg:x="12.042cm" svg:y="11.447cm">
          <text:p text:style-name="P13">Dashboard</text:p>
          <draw:enhanced-geometry svg:viewBox="0 0 21600 21600" draw:type="rectangle" draw:enhanced-path="M 0 0 L 21600 0 21600 21600 0 21600 0 0 Z N"/>
        </draw:custom-shape>
        <draw:custom-shape draw:style-name="gr31" draw:text-style-name="P30" draw:layer="layout" svg:width="4.763cm" svg:height="2.223cm" svg:x="12.042cm" svg:y="13.987cm">
          <text:p text:style-name="P13">Override access</text:p>
          <draw:enhanced-geometry svg:viewBox="0 0 21600 21600" draw:type="rectangle" draw:enhanced-path="M 0 0 L 21600 0 21600 21600 0 21600 0 0 Z N"/>
        </draw:custom-shape>
        <draw:custom-shape draw:style-name="gr32" draw:text-style-name="P32" draw:layer="layout" svg:width="6.667cm" svg:height="1.27cm" svg:x="4.105cm" svg:y="11.447cm">
          <text:p text:style-name="P31"><text:span text:style-name="T1">Event Collection + queue</text:span></text:p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3.175cm" svg:height="3.492cm" svg:x="4.105cm" svg:y="13.035cm">
          <text:p text:style-name="P33"><text:span text:style-name="T6">Scoring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4.127cm" svg:height="1.587cm" svg:x="4.105cm" svg:y="6.685cm">
          <text:p text:style-name="P29">Lab Systems</text:p>
          <draw:enhanced-geometry svg:viewBox="0 0 21600 21600" draw:type="rectangle" draw:enhanced-path="M 0 0 L 21600 0 21600 21600 0 21600 0 0 Z N"/>
        </draw:custom-shape>
        <draw:custom-shape draw:style-name="gr30" draw:text-style-name="P31" draw:layer="layout" svg:width="4.127cm" svg:height="1.587cm" svg:x="4.105cm" svg:y="8.59cm">
          <text:p text:style-name="P31"><text:span text:style-name="T7">Personal NPC devices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4.127cm" svg:height="1.587cm" svg:x="8.55cm" svg:y="6.685cm">
          <text:p text:style-name="P29">Physical Security</text:p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4.127cm" svg:height="1.587cm" svg:x="8.55cm" svg:y="8.59cm">
          <text:p text:style-name="P29">Faculty Systems</text:p>
          <draw:enhanced-geometry svg:viewBox="0 0 21600 21600" draw:type="rectangle" draw:enhanced-path="M 0 0 L 21600 0 21600 21600 0 21600 0 0 Z N"/>
        </draw:custom-shape>
        <draw:custom-shape draw:style-name="gr34" draw:text-style-name="P29" draw:layer="layout" svg:width="3.809cm" svg:height="1.587cm" svg:x="12.995cm" svg:y="6.685cm">
          <text:p text:style-name="P29">Misc. Dept. systems</text:p>
          <draw:enhanced-geometry svg:viewBox="0 0 21600 21600" draw:type="rectangle" draw:enhanced-path="M 0 0 L 21600 0 21600 21600 0 21600 0 0 Z N"/>
        </draw:custom-shape>
        <draw:custom-shape draw:style-name="gr34" draw:text-style-name="P29" draw:layer="layout" svg:width="3.809cm" svg:height="1.587cm" svg:x="12.995cm" svg:y="8.585cm">
          <text:p text:style-name="P29">Network Devices</text:p>
          <draw:enhanced-geometry svg:viewBox="0 0 21600 21600" draw:type="rectangle" draw:enhanced-path="M 0 0 L 21600 0 21600 21600 0 21600 0 0 Z N"/>
        </draw:custom-shape>
        <draw:custom-shape draw:style-name="gr33" draw:text-style-name="P32" draw:layer="layout" svg:width="3.175cm" svg:height="3.492cm" svg:x="7.597cm" svg:y="13.035cm">
          <text:p text:style-name="P31"><text:span text:style-name="T1">Automated Adversary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1.09cm" svg:y1="14.94cm" svg:x2="11.725cm" svg:y2="14.94cm">
          <text:p/>
        </draw:line>
        <draw:custom-shape draw:style-name="gr2" draw:text-style-name="P2" draw:layer="layout" svg:width="1.27cm" svg:height="1.27cm" svg:x="1.517cm" svg:y="23.39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217cm" svg:height="0.886cm" svg:x="2.905cm" svg:y="23.499cm">
          <draw:text-box>
            <text:p text:style-name="P3">Computer System</text:p>
          </draw:text-box>
        </draw:frame>
        <draw:custom-shape draw:style-name="gr4" draw:text-style-name="P2" draw:layer="layout" svg:width="1.27cm" svg:height="1.27cm" svg:x="1.517cm" svg:y="24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026cm" svg:height="0.886cm" svg:x="2.824cm" svg:y="25.196cm">
          <draw:text-box>
            <text:p text:style-name="P3">User</text:p>
          </draw:text-box>
        </draw:frame>
        <draw:line draw:style-name="gr7" draw:text-style-name="P7" draw:layer="layout" svg:x1="2.787cm" svg:y1="22.421cm" svg:x2="1.517cm" svg:y2="22.421cm">
          <text:p/>
        </draw:line>
        <draw:frame draw:style-name="gr3" draw:text-style-name="P4" draw:layer="layout" svg:width="7.36cm" svg:height="0.886cm" svg:x="2.924cm" svg:y="21.994cm">
          <draw:text-box>
            <text:p text:style-name="P3">Network connection</text:p>
          </draw:text-box>
        </draw:frame>
        <draw:custom-shape draw:style-name="gr10" draw:text-style-name="P8" draw:layer="layout" svg:width="10.16cm" svg:height="5.08cm" svg:x="1cm" svg:y="21.703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9.488cm" svg:height="5.201cm" svg:x="11.102cm" svg:y="21.705cm">
          <draw:text-box>
            <text:p text:style-name="P9"><text:span text:style-name="T1">Name: </text:span><text:span text:style-name="T2">90sNet</text:span></text:p>
            <text:p text:style-name="P9"><text:span text:style-name="T1">Goal: </text:span><text:span text:style-name="T3">Create a </text:span><text:span text:style-name="T3">virtual </text:span><text:span text:style-name="T3">network </text:span><text:span text:style-name="T3">representing </text:span><text:span text:style-name="T3">that of UC’s </text:span><text:span text:style-name="T3">main campus </text:span><text:span text:style-name="T3">network from </text:span><text:span text:style-name="T3">the 1990s to </text:span><text:span text:style-name="T3">be used for </text:span><text:span text:style-name="T3">cyber security </text:span><text:span text:style-name="T3">exercises</text:span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17"><text:span text:style-name="T4">Josh Hale &amp; </text:span><text:span text:style-name="T4">Chad Lape</text:span></text:p>
          </draw:text-box>
        </draw:frame>
        <draw:custom-shape draw:style-name="gr12" draw:text-style-name="P8" draw:layer="layout" svg:width="9.43cm" svg:height="5.08cm" svg:x="11.16cm" svg:y="21.70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14T10:39:59.235482365</meta:creation-date>
    <dc:date>2023-09-14T12:39:11.607005746</dc:date>
    <meta:editing-duration>PT17M28S</meta:editing-duration>
    <meta:editing-cycles>3</meta:editing-cycles>
    <meta:generator>LibreOffice/7.3.7.2$Linux_X86_64 LibreOffice_project/30$Build-2</meta:generator>
    <meta:document-statistic meta:object-count="132"/>
  </office:meta>
</office:document-meta>
</file>